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104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3.57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Default" style:data-style-name="N84">
      <style:text-properties style:font-name="Noto Sans CJK JP Medium" style:font-name-asian="Noto Sans CJK JP Medium"/>
    </style:style>
    <style:style style:name="ce7" style:family="table-cell" style:parent-style-name="Default">
      <style:text-properties style:font-name="Noto Sans CJK JP Medium" style:font-name-asian="Noto Sans CJK JP Medium"/>
    </style:style>
  </office:automatic-styles>
  <office:body>
    <office:spreadsheet>
      <table:calculation-settings table:automatic-find-labels="false" table:use-regular-expressions="false" table:use-wildcards="true"/>
      <table:table table:name="Cases" table:style-name="ta1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number-columns-repeated="55" table:default-cell-style-name="ce7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otal PCR tests</text:p>
          </table:table-cell>
          <table:table-cell office:value-type="string" calcext:value-type="string">
            <text:p>Positive test results</text:p>
          </table:table-cell>
          <table:table-cell table:number-columns-repeated="55"/>
        </table:table-row>
        <table:table-row table:style-name="ro1">
          <table:table-cell office:value-type="date" office:date-value="2020-02-21" calcext:value-type="date">
            <text:p>2020-02-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2" calcext:value-type="date">
            <text:p>2020-02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4" calcext:value-type="date">
            <text:p>2020-02-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5" calcext:value-type="date">
            <text:p>2020-02-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6" calcext:value-type="date">
            <text:p>2020-02-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7" calcext:value-type="date">
            <text:p>2020-02-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8" calcext:value-type="date">
            <text:p>2020-02-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9" calcext:value-type="date">
            <text:p>2020-02-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1" calcext:value-type="date">
            <text:p>2020-03-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2" calcext:value-type="date">
            <text:p>2020-03-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3" calcext:value-type="date">
            <text:p>2020-03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4" calcext:value-type="date">
            <text:p>2020-03-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5" calcext:value-type="date">
            <text:p>2020-03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6" calcext:value-type="date">
            <text:p>2020-03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7" calcext:value-type="date">
            <text:p>2020-03-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8" calcext:value-type="date">
            <text:p>2020-03-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9" calcext:value-type="date">
            <text:p>2020-03-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0" calcext:value-type="date">
            <text:p>2020-03-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1" calcext:value-type="date">
            <text:p>2020-03-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2" calcext:value-type="date">
            <text:p>2020-03-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5" calcext:value-type="date">
            <text:p>2020-03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4" calcext:value-type="date">
            <text:p>2020-04-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49" calcext:value-type="float">
            <text:p>149</text:p>
          </table:table-cell>
          <table:table-cell office:value-type="float" office:value="91" calcext:value-type="float">
            <text:p>91</text:p>
          </table:table-cell>
          <table:table-cell table:number-columns-repeated="55"/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number-columns-repeated="55"/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 table:number-rows-repeated="1048389">
          <table:table-cell table:number-columns-repeated="58"/>
        </table:table-row>
        <table:table-row table:style-name="ro1"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4">0000/00/00</text:date>, <text:time style:data-style-name="N2" text:time-value="11:19:55.095264745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19T09:36:12.029917599</meta:creation-date>
    <dc:date>2020-08-24T11:20:20.800889504</dc:date>
    <meta:editing-duration>PT4H51M59S</meta:editing-duration>
    <meta:editing-cycles>35</meta:editing-cycles>
    <meta:generator>LibreOffice/7.0.0.3$Linux_X86_64 LibreOffice_project/8061b3e9204bef6b321a21033174034a5e2ea88e</meta:generator>
    <meta:document-statistic meta:table-count="1" meta:cell-count="558" meta:object-count="0"/>
  </office:meta>
</office:document-meta>
</file>